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color="#000000" draw:fill="none" draw:textarea-horizontal-align="justify" draw:textarea-vertical-align="middle" draw:auto-grow-height="false"/>
    </style:style>
    <style:style style:name="gr4" style:family="graphic" style:parent-style-name="objectwithoutfill" style:list-style-name="L2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objectwithoutfill" style:list-style-name="L2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2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922cm" svg:y1="5.569cm" svg:x2="11.922cm" svg:y2="10.649cm">
          <text:p/>
        </draw:line>
        <draw:line draw:style-name="gr1" draw:text-style-name="P1" draw:layer="layout" svg:x1="17.002cm" svg:y1="8.109cm" svg:x2="11.922cm" svg:y2="10.649cm">
          <text:p/>
        </draw:line>
        <draw:line draw:style-name="gr1" draw:text-style-name="P1" draw:layer="layout" svg:x1="11.922cm" svg:y1="5.569cm" svg:x2="17.002cm" svg:y2="8.109cm">
          <text:p/>
        </draw:line>
        <draw:line draw:style-name="gr1" draw:text-style-name="P1" draw:layer="layout" svg:x1="10.652cm" svg:y1="6.715cm" svg:x2="11.922cm" svg:y2="6.715cm">
          <text:p/>
        </draw:line>
        <draw:frame draw:style-name="gr2" draw:layer="layout" svg:width="0.875cm" svg:height="0.962cm" svg:x="11.922cm" svg:y="8.801cm">
          <draw:text-box>
            <text:p>+</text:p>
          </draw:text-box>
        </draw:frame>
        <draw:frame draw:style-name="gr2" draw:layer="layout" svg:width="0.714cm" svg:height="0.962cm" svg:x="11.97cm" svg:y="6.207cm">
          <draw:text-box>
            <text:p>-</text:p>
          </draw:text-box>
        </draw:frame>
        <draw:line draw:style-name="gr1" draw:text-style-name="P1" draw:layer="layout" svg:x1="14.462cm" svg:y1="6.839cm" svg:x2="14.462cm" svg:y2="6.077cm">
          <text:p/>
        </draw:line>
        <draw:line draw:style-name="gr1" draw:text-style-name="P1" draw:layer="layout" svg:x1="14.462cm" svg:y1="9.379cm" svg:x2="14.462cm" svg:y2="10.141cm">
          <text:p/>
        </draw:line>
        <draw:frame draw:style-name="gr2" draw:layer="layout" svg:width="2.178cm" svg:height="0.962cm" svg:x="13.827cm" svg:y="4.988cm">
          <draw:text-box>
            <text:p>+15 V</text:p>
          </draw:text-box>
        </draw:frame>
        <draw:frame draw:style-name="gr2" draw:layer="layout" svg:width="2.018cm" svg:height="0.962cm" svg:x="13.827cm" svg:y="10.322cm">
          <draw:text-box>
            <text:p>-15 V</text:p>
          </draw:text-box>
        </draw:frame>
        <draw:custom-shape draw:style-name="gr3" draw:text-style-name="P1" draw:layer="layout" svg:width="1.524cm" svg:height="0.762cm" svg:x="9.128cm" svg:y="11.033cm">
          <text:p/>
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line draw:style-name="gr1" draw:text-style-name="P1" draw:layer="layout" svg:width="1.777cm" svg:height="2.031cm" draw:transform="rotate (1.5707963267949) translate (9.89cm 11.033cm)" svg:viewBox="0 0 1778 2032" draw:points="0,0 1778,0 1778,2032">
          <text:p/>
        </draw:polyline>
        <draw:g>
          <draw:line draw:style-name="gr4" draw:text-style-name="P2" draw:layer="layout" svg:x1="2.27cm" svg:y1="5.699cm" svg:x2="2.27cm" svg:y2="6.969cm">
            <text:p/>
          </draw:line>
          <draw:custom-shape draw:style-name="gr5" draw:text-style-name="P2" draw:layer="layout" svg:width="1.524cm" svg:height="0.762cm" svg:x="1.508cm" svg:y="6.969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2" draw:layer="layout" svg:x1="2.27cm" svg:y1="9.509cm" svg:x2="2.27cm" svg:y2="10.779cm">
            <text:p/>
          </draw:line>
          <draw:custom-shape draw:style-name="gr7" draw:text-style-name="P2" draw:layer="layout" svg:width="1.524cm" svg:height="0.762cm" svg:x="1.508cm" svg:y="10.779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" draw:text-style-name="P1" draw:layer="layout" svg:x1="5.572cm" svg:y1="8.747cm" svg:x2="4.556cm" svg:y2="8.747cm">
            <text:p/>
          </draw:line>
          <draw:line draw:style-name="gr1" draw:text-style-name="P1" draw:layer="layout" svg:x1="4.556cm" svg:y1="7.477cm" svg:x2="4.556cm" svg:y2="10.017cm">
            <text:p/>
          </draw:line>
          <draw:custom-shape draw:style-name="gr8" draw:text-style-name="P1" draw:layer="layout" svg:width="1.016cm" svg:height="0.127cm" draw:transform="rotate (-1.5707963267949) translate (4.175cm 8.239cm)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4.048cm" svg:y1="8.747cm" svg:x2="3.032cm" svg:y2="8.747cm">
            <text:p/>
          </draw:line>
        </draw:g>
        <draw:frame draw:style-name="gr9" draw:layer="layout" svg:width="1.128cm" svg:height="1.977cm" svg:x="4.048cm" svg:y="10.325cm">
          <draw:text-box>
            <text:p>V<text:span text:style-name="T1">2</text:span></text:p>
          </draw:text-box>
        </draw:frame>
        <draw:g>
          <draw:line draw:style-name="gr1" draw:text-style-name="P1" draw:layer="layout" svg:x1="5.572cm" svg:y1="4.937cm" svg:x2="4.556cm" svg:y2="4.937cm">
            <text:p/>
          </draw:line>
          <draw:line draw:style-name="gr1" draw:text-style-name="P1" draw:layer="layout" svg:x1="4.556cm" svg:y1="3.667cm" svg:x2="4.556cm" svg:y2="6.207cm">
            <text:p/>
          </draw:line>
          <draw:custom-shape draw:style-name="gr8" draw:text-style-name="P1" draw:layer="layout" svg:width="1.016cm" svg:height="0.127cm" draw:transform="rotate (-1.5707963267949) translate (4.175cm 4.4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" draw:layer="layout" svg:x1="4.048cm" svg:y1="4.937cm" svg:x2="3.032cm" svg:y2="4.937cm">
            <text:p/>
          </draw:line>
        </draw:g>
        <draw:frame draw:style-name="gr10" draw:layer="layout" svg:width="1.128cm" svg:height="1.114cm" svg:x="3.813cm" svg:y="2.397cm">
          <draw:text-box>
            <text:p>V<text:span text:style-name="T1">1</text:span></text:p>
          </draw:text-box>
        </draw:frame>
        <draw:polyline draw:style-name="gr1" draw:text-style-name="P1" draw:layer="layout" svg:width="0.761cm" svg:height="0.761cm" draw:transform="rotate (1.5707963267949) translate (2.27cm 9.509cm)" svg:viewBox="0 0 762 762" draw:points="0,0 762,0 762,762">
          <text:p/>
        </draw:polyline>
        <draw:polyline draw:style-name="gr1" draw:text-style-name="P1" draw:layer="layout" svg:width="0.761cm" svg:height="0.761cm" draw:transform="rotate (-3.14159265358979) translate (3.032cm 5.699cm)" svg:viewBox="0 0 762 762" draw:points="0,762 762,762 762,0">
          <text:p/>
        </draw:polyline>
        <draw:polyline draw:style-name="gr1" draw:text-style-name="P1" draw:layer="layout" svg:width="1.269cm" svg:height="3.809cm" svg:x="7.604cm" svg:y="4.937cm" svg:viewBox="0 0 1270 3810" draw:points="0,0 1270,0 1270,1778 1270,3810 0,3810">
          <text:p/>
        </draw:polyline>
        <draw:line draw:style-name="gr1" draw:text-style-name="P1" draw:layer="layout" svg:x1="10.652cm" svg:y1="6.715cm" svg:x2="8.874cm" svg:y2="6.715cm">
          <text:p/>
        </draw:line>
        <draw:frame draw:style-name="gr11" draw:layer="layout" svg:width="3.562cm" svg:height="1.114cm" svg:x="5.421cm" svg:y="3.048cm">
          <draw:text-box>
            <text:p>R<text:span text:style-name="T1">1</text:span><text:span text:style-name="T2"> = 50 kΩ</text:span></text:p>
          </draw:text-box>
        </draw:frame>
        <draw:frame draw:style-name="gr12" draw:layer="layout" svg:width="4.016cm" svg:height="1.152cm" svg:x="5.461cm" svg:y="9.652cm">
          <draw:text-box>
            <text:p>R<text:span text:style-name="T1">2 </text:span><text:span text:style-name="T2"><text:s/>= 100 kΩ</text:span></text:p>
          </draw:text-box>
        </draw:frame>
        <draw:g>
          <draw:line draw:style-name="gr1" draw:text-style-name="P1" draw:layer="layout" svg:x1="5.318cm" svg:y1="4.935cm" svg:x2="5.876cm" svg:y2="4.935cm">
            <text:p/>
          </draw:line>
          <draw:line draw:style-name="gr1" draw:text-style-name="P1" draw:layer="layout" svg:x1="7.605cm" svg:y1="4.935cm" svg:x2="8.163cm" svg:y2="4.935cm">
            <text:p/>
          </draw:line>
          <draw:line draw:style-name="gr1" draw:text-style-name="P1" draw:layer="layout" svg:x1="5.876cm" svg:y1="4.935cm" svg:x2="5.988cm" svg:y2="4.429cm">
            <text:p/>
          </draw:line>
          <draw:line draw:style-name="gr1" draw:text-style-name="P1" draw:layer="layout" svg:x1="5.987cm" svg:y1="4.429cm" svg:x2="6.154cm" svg:y2="5.369cm">
            <text:p/>
          </draw:line>
          <draw:line draw:style-name="gr1" draw:text-style-name="P1" draw:layer="layout" svg:x1="6.322cm" svg:y1="4.429cm" svg:x2="6.155cm" svg:y2="5.369cm">
            <text:p/>
          </draw:line>
          <draw:line draw:style-name="gr1" draw:text-style-name="P1" draw:layer="layout" svg:x1="6.489cm" svg:y1="5.369cm" svg:x2="6.322cm" svg:y2="4.429cm">
            <text:p/>
          </draw:line>
          <draw:line draw:style-name="gr1" draw:text-style-name="P1" draw:layer="layout" svg:x1="6.656cm" svg:y1="4.429cm" svg:x2="6.489cm" svg:y2="5.369cm">
            <text:p/>
          </draw:line>
          <draw:line draw:style-name="gr1" draw:text-style-name="P1" draw:layer="layout" svg:x1="6.824cm" svg:y1="5.369cm" svg:x2="6.657cm" svg:y2="4.429cm">
            <text:p/>
          </draw:line>
          <draw:line draw:style-name="gr1" draw:text-style-name="P1" draw:layer="layout" svg:x1="7.606cm" svg:y1="4.935cm" svg:x2="7.494cm" svg:y2="5.369cm">
            <text:p/>
          </draw:line>
          <draw:line draw:style-name="gr1" draw:text-style-name="P1" draw:layer="layout" svg:x1="6.991cm" svg:y1="4.429cm" svg:x2="6.824cm" svg:y2="5.369cm">
            <text:p/>
          </draw:line>
          <draw:line draw:style-name="gr1" draw:text-style-name="P1" draw:layer="layout" svg:x1="7.159cm" svg:y1="5.369cm" svg:x2="6.992cm" svg:y2="4.429cm">
            <text:p/>
          </draw:line>
          <draw:line draw:style-name="gr1" draw:text-style-name="P1" draw:layer="layout" svg:x1="7.326cm" svg:y1="4.429cm" svg:x2="7.159cm" svg:y2="5.369cm">
            <text:p/>
          </draw:line>
          <draw:line draw:style-name="gr1" draw:text-style-name="P1" draw:layer="layout" svg:x1="7.493cm" svg:y1="5.369cm" svg:x2="7.326cm" svg:y2="4.429cm">
            <text:p/>
          </draw:line>
        </draw:g>
        <draw:g>
          <draw:line draw:style-name="gr1" draw:text-style-name="P1" draw:layer="layout" svg:x1="5.318cm" svg:y1="8.746cm" svg:x2="5.876cm" svg:y2="8.746cm">
            <text:p/>
          </draw:line>
          <draw:line draw:style-name="gr1" draw:text-style-name="P1" draw:layer="layout" svg:x1="7.605cm" svg:y1="8.746cm" svg:x2="8.163cm" svg:y2="8.746cm">
            <text:p/>
          </draw:line>
          <draw:line draw:style-name="gr1" draw:text-style-name="P1" draw:layer="layout" svg:x1="5.876cm" svg:y1="8.745cm" svg:x2="5.988cm" svg:y2="8.239cm">
            <text:p/>
          </draw:line>
          <draw:line draw:style-name="gr1" draw:text-style-name="P1" draw:layer="layout" svg:x1="5.987cm" svg:y1="8.239cm" svg:x2="6.154cm" svg:y2="9.179cm">
            <text:p/>
          </draw:line>
          <draw:line draw:style-name="gr1" draw:text-style-name="P1" draw:layer="layout" svg:x1="6.322cm" svg:y1="8.239cm" svg:x2="6.155cm" svg:y2="9.179cm">
            <text:p/>
          </draw:line>
          <draw:line draw:style-name="gr1" draw:text-style-name="P1" draw:layer="layout" svg:x1="6.489cm" svg:y1="9.179cm" svg:x2="6.322cm" svg:y2="8.239cm">
            <text:p/>
          </draw:line>
          <draw:line draw:style-name="gr1" draw:text-style-name="P1" draw:layer="layout" svg:x1="6.656cm" svg:y1="8.239cm" svg:x2="6.489cm" svg:y2="9.179cm">
            <text:p/>
          </draw:line>
          <draw:line draw:style-name="gr1" draw:text-style-name="P1" draw:layer="layout" svg:x1="6.824cm" svg:y1="9.179cm" svg:x2="6.657cm" svg:y2="8.239cm">
            <text:p/>
          </draw:line>
          <draw:line draw:style-name="gr1" draw:text-style-name="P1" draw:layer="layout" svg:x1="7.606cm" svg:y1="8.746cm" svg:x2="7.494cm" svg:y2="9.18cm">
            <text:p/>
          </draw:line>
          <draw:line draw:style-name="gr1" draw:text-style-name="P1" draw:layer="layout" svg:x1="6.991cm" svg:y1="8.239cm" svg:x2="6.824cm" svg:y2="9.179cm">
            <text:p/>
          </draw:line>
          <draw:line draw:style-name="gr1" draw:text-style-name="P1" draw:layer="layout" svg:x1="7.159cm" svg:y1="9.179cm" svg:x2="6.992cm" svg:y2="8.239cm">
            <text:p/>
          </draw:line>
          <draw:line draw:style-name="gr1" draw:text-style-name="P1" draw:layer="layout" svg:x1="7.326cm" svg:y1="8.239cm" svg:x2="7.159cm" svg:y2="9.179cm">
            <text:p/>
          </draw:line>
          <draw:line draw:style-name="gr1" draw:text-style-name="P1" draw:layer="layout" svg:x1="7.493cm" svg:y1="9.179cm" svg:x2="7.326cm" svg:y2="8.239cm">
            <text:p/>
          </draw:line>
        </draw:g>
        <draw:polyline draw:style-name="gr1" draw:text-style-name="P1" draw:layer="layout" svg:width="4.317cm" svg:height="2.539cm" draw:transform="rotate (1.5707963267949) translate (10.144cm 6.715cm)" svg:viewBox="0 0 4318 2540" draw:points="0,0 4318,0 4318,2540">
          <text:p/>
        </draw:polyline>
        <draw:g>
          <draw:line draw:style-name="gr1" draw:text-style-name="P1" draw:layer="layout" svg:x1="12.684cm" svg:y1="2.412cm" svg:x2="13.506cm" svg:y2="2.412cm">
            <text:p/>
          </draw:line>
          <draw:line draw:style-name="gr1" draw:text-style-name="P1" draw:layer="layout" svg:x1="16.053cm" svg:y1="2.412cm" svg:x2="16.875cm" svg:y2="2.412cm">
            <text:p/>
          </draw:line>
          <draw:line draw:style-name="gr1" draw:text-style-name="P1" draw:layer="layout" svg:x1="13.506cm" svg:y1="2.412cm" svg:x2="13.67cm" svg:y2="1.837cm">
            <text:p/>
          </draw:line>
          <draw:line draw:style-name="gr1" draw:text-style-name="P1" draw:layer="layout" svg:x1="13.67cm" svg:y1="1.837cm" svg:x2="13.917cm" svg:y2="2.905cm">
            <text:p/>
          </draw:line>
          <draw:line draw:style-name="gr1" draw:text-style-name="P1" draw:layer="layout" svg:x1="14.164cm" svg:y1="1.837cm" svg:x2="13.917cm" svg:y2="2.905cm">
            <text:p/>
          </draw:line>
          <draw:line draw:style-name="gr1" draw:text-style-name="P1" draw:layer="layout" svg:x1="14.41cm" svg:y1="2.905cm" svg:x2="14.163cm" svg:y2="1.837cm">
            <text:p/>
          </draw:line>
          <draw:line draw:style-name="gr1" draw:text-style-name="P1" draw:layer="layout" svg:x1="14.657cm" svg:y1="1.837cm" svg:x2="14.41cm" svg:y2="2.905cm">
            <text:p/>
          </draw:line>
          <draw:line draw:style-name="gr1" draw:text-style-name="P1" draw:layer="layout" svg:x1="14.903cm" svg:y1="2.905cm" svg:x2="14.656cm" svg:y2="1.837cm">
            <text:p/>
          </draw:line>
          <draw:line draw:style-name="gr1" draw:text-style-name="P1" draw:layer="layout" svg:x1="16.053cm" svg:y1="2.412cm" svg:x2="15.889cm" svg:y2="2.905cm">
            <text:p/>
          </draw:line>
          <draw:line draw:style-name="gr1" draw:text-style-name="P1" draw:layer="layout" svg:x1="15.15cm" svg:y1="1.837cm" svg:x2="14.903cm" svg:y2="2.905cm">
            <text:p/>
          </draw:line>
          <draw:line draw:style-name="gr1" draw:text-style-name="P1" draw:layer="layout" svg:x1="15.396cm" svg:y1="2.905cm" svg:x2="15.149cm" svg:y2="1.837cm">
            <text:p/>
          </draw:line>
          <draw:line draw:style-name="gr1" draw:text-style-name="P1" draw:layer="layout" svg:x1="15.643cm" svg:y1="1.837cm" svg:x2="15.396cm" svg:y2="2.905cm">
            <text:p/>
          </draw:line>
          <draw:line draw:style-name="gr1" draw:text-style-name="P1" draw:layer="layout" svg:x1="15.889cm" svg:y1="2.905cm" svg:x2="15.642cm" svg:y2="1.837cm">
            <text:p/>
          </draw:line>
        </draw:g>
        <draw:frame draw:style-name="gr2" draw:layer="layout" svg:width="3.537cm" svg:height="0.962cm" svg:x="13.1cm" svg:y="0.508cm">
          <draw:text-box>
            <text:p>R = 3.9 kΩ</text:p>
          </draw:text-box>
        </draw:frame>
        <draw:polyline draw:style-name="gr1" draw:text-style-name="P1" draw:layer="layout" svg:width="2.158cm" svg:height="5.714cm" svg:x="16.875cm" svg:y="2.397cm" svg:viewBox="0 0 2159 5715" draw:points="0,0 2159,0 2159,5588 2159,5715 127,5715">
          <text:p/>
        </draw:polyline>
        <draw:frame draw:style-name="gr2" draw:layer="layout" svg:width="1.433cm" svg:height="1.114cm" svg:x="17.145cm" svg:y="6.76cm">
          <draw:text-box>
            <text:p>V<text:span text:style-name="T1">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18T17:01:43</meta:creation-date>
    <dc:date>2014-09-18T19:00:56</dc:date>
    <meta:editing-duration>PT1H37M39S</meta:editing-duration>
    <meta:editing-cycles>7</meta:editing-cycles>
    <meta:generator>LibreOffice/3.5$Linux_X86_64 LibreOffice_project/350m1$Build-2</meta:generator>
    <meta:document-statistic meta:object-count="82"/>
  </office:meta>
</office:document-meta>
</file>